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1.56mm"/>
    </style:style>
    <style:style style:name="co3" style:family="table-column">
      <style:table-column-properties fo:break-before="auto" style:column-width="29.35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2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Supernode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CPVN-Name</text:p>
          </table:table-cell>
          <table:table-cell table:style-name="ce1" office:value-type="string" calcext:value-type="string">
            <text:p>IPv4-Range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MAC</text:p>
          </table:table-cell>
        </table:table-row>
        <table:table-row table:style-name="ro1">
          <table:table-cell table:style-name="ce1" office:value-type="string" calcext:value-type="string">
            <text:p>draco</text:p>
          </table:table-cell>
          <table:table-cell table:style-name="ce1" office:value-type="string" calcext:value-type="string">
            <text:p>trier1</text:p>
          </table:table-cell>
          <table:table-cell table:style-name="ce1" office:value-type="string" calcext:value-type="string">
            <text:p>10.172.0.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26:61:96:60:17:dc,26:61:96:60:17:dd,26:61:96:60:17:de</text:p>
          </table:table-cell>
        </table:table-row>
        <table:table-row table:style-name="ro1">
          <table:table-cell table:style-name="ce1" office:value-type="string" calcext:value-type="string">
            <text:p>rogan</text:p>
          </table:table-cell>
          <table:table-cell table:style-name="ce1" office:value-type="string" calcext:value-type="string">
            <text:p>trier2</text:p>
          </table:table-cell>
          <table:table-cell table:style-name="ce1" office:value-type="string" calcext:value-type="string">
            <text:p>10.172.32.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26:61:96:60:18:dc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table:style-name="ce1" office:value-type="string" calcext:value-type="string">
            <text:p>trier3</text:p>
          </table:table-cell>
          <table:table-cell table:style-name="ce1" office:value-type="string" calcext:value-type="string">
            <text:p>10.172.64.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26:61:96:60:19:dc</text:p>
          </table:table-cell>
        </table:table-row>
        <table:table-row table:style-name="ro1">
          <table:table-cell table:style-name="ce1" office:value-type="string" calcext:value-type="string">
            <text:p>baldur</text:p>
          </table:table-cell>
          <table:table-cell table:style-name="ce1" office:value-type="string" calcext:value-type="string">
            <text:p>trier4</text:p>
          </table:table-cell>
          <table:table-cell table:style-name="ce1" office:value-type="string" calcext:value-type="string">
            <text:p>10.172.96.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26:61:96:60:20:dc</text:p>
          </table:table-cell>
        </table:table-row>
        <table:table-row table:style-name="ro1">
          <table:table-cell table:style-name="ce1" office:value-type="string" calcext:value-type="string">
            <text:p>neso</text:p>
          </table:table-cell>
          <table:table-cell table:style-name="ce1" office:value-type="string" calcext:value-type="string">
            <text:p>trier5</text:p>
          </table:table-cell>
          <table:table-cell table:style-name="ce1" office:value-type="string" calcext:value-type="string">
            <text:p>10.172.128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26:61:96:60:21:dc</text:p>
          </table:table-cell>
        </table:table-row>
        <table:table-row table:style-name="ro1">
          <table:table-cell office:value-type="string" calcext:value-type="string">
            <text:p>glubit</text:p>
          </table:table-cell>
          <table:table-cell office:value-type="string" calcext:value-type="string">
            <text:p>trier6</text:p>
          </table:table-cell>
          <table:table-cell office:value-type="string" calcext:value-type="string">
            <text:p>10.172.160.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26:61:96:60:22:dc</text:p>
          </table:table-cell>
        </table:table-row>
        <table:table-row table:style-name="ro1">
          <table:table-cell office:value-type="string" calcext:value-type="string">
            <text:p>(blank)</text:p>
          </table:table-cell>
          <table:table-cell office:value-type="string" calcext:value-type="string">
            <text:p>trier99999</text:p>
          </table:table-cell>
          <table:table-cell table:style-name="ce3" office:value-type="string" calcext:value-type="string">
            <text:p>10.172.255.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ff:ff:ff:ff:ff:ff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style-name="ce2" office:value-type="string" calcext:value-type="string">
            <text:p>DEPRECATE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kerstich</text:p>
          </table:table-cell>
          <table:table-cell table:style-name="ce1" office:value-type="string" calcext:value-type="string">
            <text:p>trier2</text:p>
          </table:table-cell>
          <table:table-cell table:style-name="ce1" office:value-type="string" calcext:value-type="string">
            <text:p>10.172.32.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26:61:96:60:18:dc</text:p>
          </table:table-cell>
        </table:table-row>
      </table:table>
      <table:table table:name="IP-Adresse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P-Suffix</text:p>
          </table:table-cell>
          <table:table-cell office:value-type="string" calcext:value-type="string">
            <text:p>IPv4-Address</text:p>
          </table:table-cell>
          <table:table-cell office:value-type="string" calcext:value-type="string">
            <text:p>IPv6-Address</text:p>
          </table:table-cell>
          <table:table-cell office:value-type="string" calcext:value-type="string">
            <text:p>Supernod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2001:bf7:fc0f::11</text:p>
          </table:table-cell>
          <table:table-cell table:formula="of:=LOOKUP([.A2];[Supernodes.$D$1:.$D$1000];[Supernodes.$A$1:.$A$1000])" office:value-type="string" office:string-value="draco" calcext:value-type="string">
            <text:p>drac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.172.0.12</text:p>
          </table:table-cell>
          <table:table-cell office:value-type="string" calcext:value-type="string">
            <text:p>2001:bf7:fc0f::12</text:p>
          </table:table-cell>
          <table:table-cell table:formula="of:=LOOKUP([.A3];[Supernodes.$D$1:.$D$1000];[Supernodes.$A$1:.$A$1000])" office:value-type="string" office:string-value="rogan" calcext:value-type="string">
            <text:p>rogan</text:p>
          </table:table-cell>
          <table:table-cell table:style-name="ce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2001:bf7:fc0f::13</text:p>
          </table:table-cell>
          <table:table-cell table:formula="of:=LOOKUP([.A4];[Supernodes.$D$1:.$D$1000];[Supernodes.$A$1:.$A$1000])" office:value-type="string" office:string-value="salem" calcext:value-type="string">
            <text:p>salem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.172.0.14</text:p>
          </table:table-cell>
          <table:table-cell office:value-type="string" calcext:value-type="string">
            <text:p>2001:bf7:fc0f::14</text:p>
          </table:table-cell>
          <table:table-cell table:formula="of:=LOOKUP([.A5];[Supernodes.$D$1:.$D$1000];[Supernodes.$A$1:.$A$1000])" office:value-type="string" office:string-value="baldur" calcext:value-type="string">
            <text:p>baldu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2001:bf7:fc0f::15</text:p>
          </table:table-cell>
          <table:table-cell table:formula="of:=LOOKUP([.A6];[Supernodes.$D$1:.$D$1000];[Supernodes.$A$1:.$A$1000])" office:value-type="string" office:string-value="neso" calcext:value-type="string">
            <text:p>nes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.172.0.16</text:p>
          </table:table-cell>
          <table:table-cell office:value-type="string" calcext:value-type="string">
            <text:p>2001:bf7:fc0f::16</text:p>
          </table:table-cell>
          <table:table-cell table:formula="of:=LOOKUP([.A7];[Supernodes.$D$1:.$D$1000];[Supernodes.$A$1:.$A$1000])" office:value-type="string" office:string-value="glubit" calcext:value-type="string">
            <text:p>glubit</text:p>
          </table:table-cell>
          <table:table-cell/>
        </table:table-row>
      </table:table>
      <table:table table:name="IPv4-Rang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Pv4-Ranges</text:p>
          </table:table-cell>
          <table:table-cell office:value-type="string" calcext:value-type="string">
            <text:p>Supernode</text:p>
          </table:table-cell>
        </table:table-row>
        <table:table-row table:style-name="ro1">
          <table:table-cell office:value-type="string" calcext:value-type="string">
            <text:p>10.172.0.0</text:p>
          </table:table-cell>
          <table:table-cell table:formula="of:=LOOKUP([.A2];[Supernodes.$C$1:.$C$1000];[Supernodes.$A$1:.$A$1000])" office:value-type="string" office:string-value="draco" calcext:value-type="string">
            <text:p>draco</text:p>
          </table:table-cell>
        </table:table-row>
        <table:table-row table:style-name="ro1">
          <table:table-cell office:value-type="string" calcext:value-type="string">
            <text:p>10.172.32.0</text:p>
          </table:table-cell>
          <table:table-cell table:formula="of:=LOOKUP([.A3];[Supernodes.$C$1:.$C$1000];[Supernodes.$A$1:.$A$1000])" office:value-type="string" office:string-value="rogan" calcext:value-type="string">
            <text:p>rogan</text:p>
          </table:table-cell>
        </table:table-row>
        <table:table-row table:style-name="ro1">
          <table:table-cell office:value-type="string" calcext:value-type="string">
            <text:p>10.172.64.0</text:p>
          </table:table-cell>
          <table:table-cell table:formula="of:=LOOKUP([.A4];[Supernodes.$C$1:.$C$1000];[Supernodes.$A$1:.$A$1000])" office:value-type="string" office:string-value="salem" calcext:value-type="string">
            <text:p>salem</text:p>
          </table:table-cell>
        </table:table-row>
        <table:table-row table:style-name="ro1">
          <table:table-cell office:value-type="string" calcext:value-type="string">
            <text:p>10.172.96.0</text:p>
          </table:table-cell>
          <table:table-cell table:formula="of:=LOOKUP([.A5];[Supernodes.$C$1:.$C$1000];[Supernodes.$A$1:.$A$1000])" office:value-type="string" office:string-value="baldur" calcext:value-type="string">
            <text:p>baldur</text:p>
          </table:table-cell>
        </table:table-row>
        <table:table-row table:style-name="ro1">
          <table:table-cell office:value-type="string" calcext:value-type="string">
            <text:p>10.172.128.0</text:p>
          </table:table-cell>
          <table:table-cell table:formula="of:=LOOKUP([.A6];[Supernodes.$C$1:.$C$1000];[Supernodes.$A$1:.$A$1000])" office:value-type="string" office:string-value="neso" calcext:value-type="string">
            <text:p>neso</text:p>
          </table:table-cell>
        </table:table-row>
        <table:table-row table:style-name="ro1">
          <table:table-cell office:value-type="string" calcext:value-type="string">
            <text:p>10.172.160.0</text:p>
          </table:table-cell>
          <table:table-cell table:formula="of:=LOOKUP([.A7];[Supernodes.$C$1:.$C$1000];[Supernodes.$A$1:.$A$1000])" office:value-type="string" office:string-value="glubit" calcext:value-type="string">
            <text:p>glubit</text:p>
          </table:table-cell>
        </table:table-row>
      </table:table>
      <table:table table:name="ICVPN-Namen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CVPN-Namen</text:p>
          </table:table-cell>
          <table:table-cell office:value-type="string" calcext:value-type="string">
            <text:p>IPv4</text:p>
          </table:table-cell>
          <table:table-cell office:value-type="string" calcext:value-type="string">
            <text:p>IPv6</text:p>
          </table:table-cell>
          <table:table-cell office:value-type="string" calcext:value-type="string">
            <text:p>Supernode</text:p>
          </table:table-cell>
        </table:table-row>
        <table:table-row table:style-name="ro1">
          <table:table-cell office:value-type="string" calcext:value-type="string">
            <text:p>trier1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table:formula="of:=LOOKUP([.A2];[Supernodes.$B$1:.$B$1000];[Supernodes.$A$1:.$A$1000])" office:value-type="string" office:string-value="draco" calcext:value-type="string">
            <text:p>draco</text:p>
          </table:table-cell>
        </table:table-row>
        <table:table-row table:style-name="ro1">
          <table:table-cell office:value-type="string" calcext:value-type="string">
            <text:p>trier2</text:p>
          </table:table-cell>
          <table:table-cell office:value-type="string" calcext:value-type="string">
            <text:p>10.207.0.221</text:p>
          </table:table-cell>
          <table:table-cell office:value-type="string" calcext:value-type="string">
            <text:p>fec0::a:cf:0:dd</text:p>
          </table:table-cell>
          <table:table-cell table:formula="of:=LOOKUP([.A3];[Supernodes.$B$1:.$B$1000];[Supernodes.$A$1:.$A$1000])" office:value-type="string" office:string-value="rogan" calcext:value-type="string">
            <text:p>rogan</text:p>
          </table:table-cell>
        </table:table-row>
        <table:table-row table:style-name="ro1">
          <table:table-cell office:value-type="string" calcext:value-type="string">
            <text:p>trier3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table:formula="of:=LOOKUP([.A4];[Supernodes.$B$1:.$B$1000];[Supernodes.$A$1:.$A$1000])" office:value-type="string" office:string-value="salem" calcext:value-type="string">
            <text:p>salem</text:p>
          </table:table-cell>
        </table:table-row>
        <table:table-row table:style-name="ro1">
          <table:table-cell office:value-type="string" calcext:value-type="string">
            <text:p>trier4</text:p>
          </table:table-cell>
          <table:table-cell office:value-type="string" calcext:value-type="string">
            <text:p>10.207.0.223</text:p>
          </table:table-cell>
          <table:table-cell office:value-type="string" calcext:value-type="string">
            <text:p>fec0::a:cf:0:df</text:p>
          </table:table-cell>
          <table:table-cell table:formula="of:=LOOKUP([.A5];[Supernodes.$B$1:.$B$1000];[Supernodes.$A$1:.$A$1000])" office:value-type="string" office:string-value="baldur" calcext:value-type="string">
            <text:p>baldur</text:p>
          </table:table-cell>
        </table:table-row>
        <table:table-row table:style-name="ro1">
          <table:table-cell office:value-type="string" calcext:value-type="string">
            <text:p>trier5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table:formula="of:=LOOKUP([.A6];[Supernodes.$B$1:.$B$1000];[Supernodes.$A$1:.$A$1000])" office:value-type="string" office:string-value="neso" calcext:value-type="string">
            <text:p>neso</text:p>
          </table:table-cell>
        </table:table-row>
        <table:table-row table:style-name="ro1">
          <table:table-cell office:value-type="string" calcext:value-type="string">
            <text:p>trier6</text:p>
          </table:table-cell>
          <table:table-cell table:number-columns-repeated="2"/>
          <table:table-cell table:formula="of:=LOOKUP([.A7];[Supernodes.$B$1:.$B$1000];[Supernodes.$A$1:.$A$1000])" office:value-type="string" office:string-value="glubit" calcext:value-type="string">
            <text:p>glub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.00.0000</text:date>, <text:time style:data-style-name="N2" text:time-value="15:58:25.2381658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6:33:38.941595324</meta:creation-date>
    <meta:generator>LibreOffice/5.1.6.2$Linux_X86_64 LibreOffice_project/10m0$Build-2</meta:generator>
    <dc:date>2017-03-23T16:07:34.090187760</dc:date>
    <meta:editing-duration>PT7H27M29S</meta:editing-duration>
    <meta:editing-cycles>5</meta:editing-cycles>
    <meta:document-statistic meta:table-count="4" meta:cell-count="114" meta:object-count="0"/>
  </office:meta>
</office:document-meta>
</file>